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74660a1"/>
    </style:style>
    <style:style style:name="P2" style:family="paragraph" style:parent-style-name="Standard">
      <style:paragraph-properties fo:text-align="start" style:justify-single-word="false"/>
      <style:text-properties officeooo:paragraph-rsid="07483a9d"/>
    </style:style>
    <style:style style:name="P3" style:family="paragraph" style:parent-style-name="Standard">
      <style:paragraph-properties fo:text-align="start" style:justify-single-word="false"/>
      <style:text-properties officeooo:paragraph-rsid="074bef53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756a359"/>
    </style:style>
    <style:style style:name="P5" style:family="paragraph" style:parent-style-name="Standard" style:list-style-name="L2">
      <style:paragraph-properties fo:text-align="start" style:justify-single-word="false"/>
      <style:text-properties officeooo:paragraph-rsid="0756a57c"/>
    </style:style>
    <style:style style:name="T1" style:family="text">
      <style:text-properties fo:color="#000000" style:text-line-through-style="none" style:text-line-through-type="none" style:font-name="DejaVu Sans" fo:font-size="9pt" style:text-underline-style="none" fo:font-weight="normal" officeooo:rsid="07483a9d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" style:family="text">
      <style:text-properties fo:color="#000000" style:text-line-through-style="none" style:text-line-through-type="none" style:font-name="DejaVu Sans" fo:font-size="9pt" style:text-underline-style="none" fo:font-weight="normal" officeooo:rsid="074bef5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" style:family="text">
      <style:text-properties fo:color="#000000" style:text-line-through-style="none" style:text-line-through-type="none" style:font-name="DejaVu Sans" fo:font-size="9pt" style:text-underline-style="none" fo:font-weight="normal" officeooo:rsid="0756a359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" style:family="text">
      <style:text-properties fo:color="#000000" style:text-line-through-style="none" style:text-line-through-type="none" style:font-name="DejaVu Sans" fo:font-size="9pt" style:text-underline-style="none" fo:font-weight="normal" officeooo:rsid="0756a57c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5" style:family="text">
      <style:text-properties fo:color="#000000" style:text-line-through-style="none" style:text-line-through-type="none" style:font-name="DejaVu Sans" fo:font-size="9pt" style:text-underline-style="none" fo:font-weight="bold" officeooo:rsid="074660a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6" style:family="text">
      <style:text-properties fo:color="#000000" style:text-line-through-style="none" style:text-line-through-type="none" style:font-name="DejaVu Sans" fo:font-size="9pt" style:text-underline-style="none" fo:font-weight="bold" officeooo:rsid="07483a9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" style:family="text">
      <style:text-properties fo:color="#000000" style:text-line-through-style="none" style:text-line-through-type="none" style:font-name="DejaVu Sans" fo:font-size="9pt" style:text-underline-style="none" fo:font-weight="bold" officeooo:rsid="074d725f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" style:family="text">
      <style:text-properties fo:color="#000000" style:text-line-through-style="none" style:text-line-through-type="none" style:font-name="DejaVu Sans" fo:font-size="9pt" style:text-underline-style="none" fo:font-weight="bold" officeooo:rsid="0756a359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9" style:family="text">
      <style:text-properties fo:color="#000000" style:text-line-through-style="none" style:text-line-through-type="none" style:font-name="DejaVu Sans" fo:font-size="9pt" style:text-underline-style="none" fo:font-weight="bold" officeooo:rsid="0756a57c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5">System </text:span></text:span><text:span text:style-name="Source_20_Text"><text:span text:style-name="T7">and its uses</text:span></text:span><text:span text:style-name="Source_20_Text"><text:span text:style-name="T5">:</text:span></text:span></text:p>
      <text:list xml:id="list6216703096854503016" text:style-name="L1">
        <text:list-item>
          <text:p text:style-name="P4"><text:span text:style-name="Source_20_Text"><text:span text:style-name="T3">Stack Overflow is one of the </text:span></text:span><text:span text:style-name="Source_20_Text"><text:span text:style-name="T8">largest online communities</text:span></text:span><text:span text:style-name="Source_20_Text"><text:span text:style-name="T3"> </text:span></text:span><text:span text:style-name="Source_20_Text"><text:span text:style-name="T8">for developers</text:span></text:span><text:span text:style-name="Source_20_Text"><text:span text:style-name="T3"> </text:span></text:span><text:span text:style-name="Source_20_Text"><text:span text:style-name="T8">to learn and share</text:span></text:span><text:span text:style-name="Source_20_Text"><text:span text:style-name="T3"> their knowledge. The website provides a platform for its users to </text:span></text:span><text:span text:style-name="Source_20_Text"><text:span text:style-name="T8">ask and answer questions,</text:span></text:span><text:span text:style-name="Source_20_Text"><text:span text:style-name="T3"> and through </text:span></text:span><text:span text:style-name="Source_20_Text"><text:span text:style-name="T8">membership</text:span></text:span><text:span text:style-name="Source_20_Text"><text:span text:style-name="T3"> and active participation, to </text:span></text:span><text:span text:style-name="Source_20_Text"><text:span text:style-name="T8">vote questions and answers up or down.</text:span></text:span><text:span text:style-name="Source_20_Text"><text:span text:style-name="T3"> Users </text:span></text:span><text:span text:style-name="Source_20_Text"><text:span text:style-name="T8">can edit questions and answers</text:span></text:span><text:span text:style-name="Source_20_Text"><text:span text:style-name="T3"> in a fashion similar to a wiki.</text:span></text:span></text:p>
        </text:list-item>
        <text:list-item>
          <text:p text:style-name="P4"><text:span text:style-name="Source_20_Text"><text:span text:style-name="T3">Users of Stack Overflow </text:span></text:span><text:span text:style-name="Source_20_Text"><text:span text:style-name="T8">can earn reputation points and badges.</text:span></text:span><text:span text:style-name="Source_20_Text"><text:span text:style-name="T3"> For example, a person is awarded ten reputation points for receiving an “up” vote on an answer and five points for the “up” vote of a question. The can also receive badges for their valued contributions. A </text:span></text:span><text:span text:style-name="Source_20_Text"><text:span text:style-name="T8">higher reputation</text:span></text:span><text:span text:style-name="Source_20_Text"><text:span text:style-name="T3"> lets users </text:span></text:span><text:span text:style-name="Source_20_Text"><text:span text:style-name="T8">unlock new privileges</text:span></text:span><text:span text:style-name="Source_20_Text"><text:span text:style-name="T3"> like the ability to vote, comment on, and even edit other people’s posts.</text:span></text:span></text:p>
        </text:list-item>
      </text:list>
      <text:p text:style-name="P2"><text:span text:style-name="Source_20_Text"><text:span text:style-name="T1"/></text:span></text:p>
      <text:p text:style-name="P2"><text:span text:style-name="Source_20_Text"><text:span text:style-name="T6">Requirements:</text:span></text:span></text:p>
      <text:list xml:id="list6071501459505435515" text:style-name="L2">
        <text:list-item>
          <text:p text:style-name="P5"><text:span text:style-name="Source_20_Text"><text:span text:style-name="T4">Any non-member </text:span></text:span><text:span text:style-name="Source_20_Text"><text:span text:style-name="T9">(guest) can search and view questions.</text:span></text:span><text:span text:style-name="Source_20_Text"><text:span text:style-name="T4"> However, </text:span></text:span><text:span text:style-name="Source_20_Text"><text:span text:style-name="T9">to add or upvote</text:span></text:span><text:span text:style-name="Source_20_Text"><text:span text:style-name="T4"> a question, they have to </text:span></text:span><text:span text:style-name="Source_20_Text"><text:span text:style-name="T9">become a member.</text:span></text:span></text:p>
        </text:list-item>
        <text:list-item>
          <text:p text:style-name="P5"><text:span text:style-name="Source_20_Text"><text:span text:style-name="T4">Members should be able to </text:span></text:span><text:span text:style-name="Source_20_Text"><text:span text:style-name="T9">post new questions.</text:span></text:span></text:p>
        </text:list-item>
        <text:list-item>
          <text:p text:style-name="P5"><text:span text:style-name="Source_20_Text"><text:span text:style-name="T4">Members should be able to </text:span></text:span><text:span text:style-name="Source_20_Text"><text:span text:style-name="T9">add an answer</text:span></text:span><text:span text:style-name="Source_20_Text"><text:span text:style-name="T4"> to an open question.</text:span></text:span></text:p>
        </text:list-item>
        <text:list-item>
          <text:p text:style-name="P5"><text:span text:style-name="Source_20_Text"><text:span text:style-name="T4">Members can add </text:span></text:span><text:span text:style-name="Source_20_Text"><text:span text:style-name="T9">comments to any question or answer.</text:span></text:span></text:p>
        </text:list-item>
        <text:list-item>
          <text:p text:style-name="P5"><text:span text:style-name="Source_20_Text"><text:span text:style-name="T4">A member can </text:span></text:span><text:span text:style-name="Source_20_Text"><text:span text:style-name="T9">upvote a question, answer or comment.</text:span></text:span></text:p>
        </text:list-item>
        <text:list-item>
          <text:p text:style-name="P5"><text:span text:style-name="Source_20_Text"><text:span text:style-name="T4">Members can </text:span></text:span><text:span text:style-name="Source_20_Text"><text:span text:style-name="T9">flag a question, answer or comment,</text:span></text:span><text:span text:style-name="Source_20_Text"><text:span text:style-name="T4"> for serious problems or moderator attention.</text:span></text:span></text:p>
        </text:list-item>
        <text:list-item>
          <text:p text:style-name="P5"><text:span text:style-name="Source_20_Text"><text:span text:style-name="T4">Any member can </text:span></text:span><text:span text:style-name="Source_20_Text"><text:span text:style-name="T9">add a bounty</text:span></text:span><text:span text:style-name="Source_20_Text"><text:span text:style-name="T4"> to their question to draw attention.</text:span></text:span></text:p>
        </text:list-item>
        <text:list-item>
          <text:p text:style-name="P5"><text:span text:style-name="Source_20_Text"><text:span text:style-name="T4">Members will earn </text:span></text:span><text:span text:style-name="Source_20_Text"><text:span text:style-name="T9">badges</text:span></text:span><text:span text:style-name="Source_20_Text"><text:span text:style-name="T4"> for being helpful.</text:span></text:span></text:p>
        </text:list-item>
        <text:list-item>
          <text:p text:style-name="P5"><text:span text:style-name="Source_20_Text"><text:span text:style-name="T4">Members can </text:span></text:span><text:span text:style-name="Source_20_Text"><text:span text:style-name="T9">vote to close</text:span></text:span><text:span text:style-name="Source_20_Text"><text:span text:style-name="T4"> a question; </text:span></text:span><text:span text:style-name="Source_20_Text"><text:span text:style-name="T9">Moderators can close or reopen</text:span></text:span><text:span text:style-name="Source_20_Text"><text:span text:style-name="T4"> any question.</text:span></text:span></text:p>
        </text:list-item>
        <text:list-item>
          <text:p text:style-name="P5"><text:span text:style-name="Source_20_Text"><text:span text:style-name="T4">Members can </text:span></text:span><text:span text:style-name="Source_20_Text"><text:span text:style-name="T9">add tags to their questions.</text:span></text:span><text:span text:style-name="Source_20_Text"><text:span text:style-name="T4"> A tag is a word or phrase that describes the topic of the question.</text:span></text:span></text:p>
        </text:list-item>
        <text:list-item>
          <text:p text:style-name="P5"><text:span text:style-name="Source_20_Text"><text:span text:style-name="T4">Members can </text:span></text:span><text:span text:style-name="Source_20_Text"><text:span text:style-name="T9">vote to delete</text:span></text:span><text:span text:style-name="Source_20_Text"><text:span text:style-name="T4"> extremely off-topic or very low-quality questions.</text:span></text:span></text:p>
        </text:list-item>
        <text:list-item>
          <text:p text:style-name="P5"><text:span text:style-name="Source_20_Text"><text:span text:style-name="T9">Moderators can close a question or undelete</text:span></text:span><text:span text:style-name="Source_20_Text"><text:span text:style-name="T4"> an already deleted question.</text:span></text:span></text:p>
        </text:list-item>
        <text:list-item>
          <text:p text:style-name="P5"><text:span text:style-name="Source_20_Text"><text:span text:style-name="T4">The system should also be able to identify most frequently used </text:span></text:span><text:span text:style-name="Source_20_Text"><text:span text:style-name="T9">tags</text:span></text:span><text:span text:style-name="Source_20_Text"><text:span text:style-name="T4"> in the questions.</text:span></text:span></text:p>
        </text:list-item>
      </text:list>
      <text:p text:style-name="P3"><text:span text:style-name="Source_20_Text"><text:span text:style-name="T2"/></text:span></text:p>
      <text:p text:style-name="P3"><text:span text:style-name="Source_20_Text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Heading_20_2" style:display-name="Heading 2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ListLabel_20_62" style:display-name="ListLabel 62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ListLabel_20_63" style:display-name="ListLabel 63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_5f_tgc" style:display-name="_tgc" style:family="text" style:parent-style-name="Default_20_Paragraph_20_Font"/>
    <style:style style:name="cm-variable" style:family="text" style:parent-style-name="Default_20_Paragraph_20_Font"/>
    <style:style style:name="cm-operator" style:family="text" style:parent-style-name="Default_20_Paragraph_20_Font"/>
    <style:style style:name="cm-variable-3" style:family="text" style:parent-style-name="Default_20_Paragraph_20_Font"/>
    <style:style style:name="cm-number" style:family="text" style:parent-style-name="Default_20_Paragraph_20_Font"/>
    <style:style style:name="ListLabel_20_64" style:display-name="ListLabel 64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5" style:display-name="ListLabel 65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6" style:display-name="ListLabel 66" style:family="text">
      <style:text-properties style:font-name-complex="FreeSans" style:font-family-complex="FreeSans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-keyword" style:family="text" style:parent-style-name="Default_20_Paragraph_20_Font"/>
    <style:style style:name="hl-number" style:family="text" style:parent-style-name="Default_20_Paragraph_20_Font"/>
    <style:style style:name="ListLabel_20_315" style:display-name="ListLabel 315" style:family="text">
      <style:text-properties style:font-name="Times New Roman" fo:font-family="'Times New Roman'" style:font-family-generic="roman" style:font-pitch="variable" fo:font-size="13.5pt" fo:font-weight="bold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62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3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4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65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6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1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1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1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2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2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2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2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2:04:54.840775434</meta:creation-date>
    <meta:generator>LibreOffice/5.1.6.2$Linux_X86_64 LibreOffice_project/10m0$Build-2</meta:generator>
    <dc:date>2020-09-13T23:01:16.626569521</dc:date>
    <meta:editing-duration>P25DT1H48M42S</meta:editing-duration>
    <meta:editing-cycles>1742</meta:editing-cycles>
    <meta:document-statistic meta:table-count="0" meta:image-count="0" meta:object-count="0" meta:page-count="1" meta:paragraph-count="17" meta:word-count="308" meta:character-count="1752" meta:non-whitespace-character-count="1476"/>
  </office:meta>
</office:document-meta>
</file>